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5/2018 12:14:0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859576941"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133586676" text:style-name="L2">
        <text:list-item>
          <text:p text:style-name="P47">Version 2.1.2 :</text:p>
        </text:list-item>
      </text:list>
      <text:list xml:id="list2940626460" text:style-name="L3">
        <text:list-item>
          <text:list>
            <text:list-item>
              <text:p text:style-name="P48">Localized help : resolved non-functional hyperlink due to API incompatibility introduced by Apache OpenOffice 4.1 (and LibreOffice 4.0).</text:p>
            </text:list-item>
          </text:list>
        </text:list-item>
      </text:list>
      <text:list xml:id="list121409971702721" text:continue-list="list2133586676" text:style-name="L2">
        <text:list-item>
          <text:p text:style-name="P47">Version 2.1.1 :</text:p>
        </text:list-item>
      </text:list>
      <text:list xml:id="list3518565316"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121411091454885" text:continue-list="list121409971702721" text:style-name="L2">
        <text:list-item>
          <text:p text:style-name="P47">Version 2.1.0 :</text:p>
        </text:list-item>
      </text:list>
      <text:list xml:id="list1021883393"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121409870325212" text:continue-list="list121411091454885" text:style-name="L2">
        <text:list-item>
          <text:p text:style-name="P47">Version 2.0.0 :</text:p>
        </text:list-item>
      </text:list>
      <text:list xml:id="list3944740060"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121410469638519" text:continue-list="list121409870325212" text:style-name="L2">
        <text:list-item>
          <text:p text:style-name="P47">Version 1.5.3 :</text:p>
        </text:list-item>
      </text:list>
      <text:list xml:id="list3368674876"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03870993"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54294700"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165104409"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614508136"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48965865" text:style-name="L12">
        <text:list-item text:start-value="1">
          <text:p text:style-name="P57"><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791326949"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4051391463"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919597174"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65859699"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162599956" text:style-name="L17">
        <text:list-item>
          <text:p text:style-name="P62">Arg1 : <text:span text:style-name="InstructionMacro">String</text:span> : mandatory, type of control used for the button</text:p>
        </text:list-item>
      </text:list>
      <text:list xml:id="list2590492081"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96608030"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82212152"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600205132"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886537773"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43848097"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text:soft-page-break/>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45886406"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97135603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234523586"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3594020964"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2134335796"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076944831"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128904961"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04788186"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266324146"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98419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19043666"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text:soft-page-break/>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604888064"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34077612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06421812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31301063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141092001806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4836283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66908315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04157640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1410123014687" text:continue-list="list334077612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1411369147482" text:continue-list="list12141092001806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21411745430395" text:continue-list="list12141012301468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